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cm" fo:margin-top="0cm" fo:margin-bottom="0cm" fo:line-height="170%" fo:orphans="2" fo:widows="2" fo:text-indent="0cm" style:auto-text-indent="false" fo:padding="0cm" fo:border="none"/>
      <style:text-properties fo:font-variant="normal" fo:text-transform="none" fo:color="#333333" style:font-name="Arial" fo:font-size="12pt" fo:letter-spacing="normal" fo:font-style="normal" fo:font-weight="bold" style:font-size-asian="12pt" style:font-size-complex="12pt"/>
    </style:style>
    <style:style style:name="P3" style:family="paragraph" style:parent-style-name="Standard">
      <style:paragraph-properties fo:margin-left="0cm" fo:margin-right="0cm" fo:margin-top="0cm" fo:margin-bottom="0.499cm" fo:orphans="2" fo:widows="2" fo:text-indent="0cm" style:auto-text-indent="false" fo:padding="0cm" fo:border="none"/>
      <style:text-properties fo:font-variant="normal" fo:text-transform="none" fo:color="#333333" style:font-name="Arial" fo:font-size="12pt" fo:letter-spacing="normal" fo:font-style="normal" fo:font-weight="bold" style:font-size-asian="12pt" style:font-size-complex="12pt"/>
    </style:style>
    <style:style style:name="P4" style:family="paragraph" style:parent-style-name="Text_20_body">
      <style:paragraph-properties fo:margin-left="0cm" fo:margin-right="0cm" fo:margin-top="0cm" fo:margin-bottom="0cm" fo:line-height="170%"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end analysis</text:p>
      <text:p text:style-name="P4">The practice of gathering information and using it to identify a trend, attack vector, or suspicious information pattern. Although trend analysis aims to predict future cybersecurity incidents, it can also be conducted on past cybersecurity events.</text:p>
      <text:p text:style-name="P1"/>
      <text:p text:style-name="P3">ZTNA</text:p>
      <text:p text:style-name="P4">Zero-Trust Network Access (ZTNA) is designed to implement and enforce an organization’s zero-trust policy. Users attempting to connect to an organization’s applications are only permitted to do so if they require that access to perform their duties. This dramatically decreases an organization’s cyber risk and exposure to cyber threats.</text:p>
      <text:p text:style-name="P3">Machine Learning</text:p>
      <text:p text:style-name="P4">A method of data analysis that automates analytical model building. It is a branch of artificial intelligence based on the idea that systems can learn from data, identify patterns and make decisions with minimal human intervention.</text:p>
      <text:p text:style-name="P3">Gartner</text:p>
      <text:p text:style-name="P4">The world's leading research and advisory firm. Many consider it the world's most influential analysis organization.</text:p>
      <text:p text:style-name="P3">SASE</text:p>
      <text:p text:style-name="P4">Secure Access Service Edge is a cloud architecture model that bundles network and security-as-a-service functions together and delivers them as a single cloud service. SASE allows organizations to unify their network and security tools in a single management console. This provides a simple security and networking tool that is independent of where employees and resources are located. </text:p>
      <text:p text:style-name="P1"/>
      <text:p text:style-name="P3">Data tampering</text:p>
      <text:p text:style-name="P4">The act of deliberately modifying (destroying, manipulating, or editing) data through unauthorized channels. </text:p>
      <text:p text:style-name="P4"/>
      <text:p text:style-name="P2">CWPP</text:p>
      <text:p text:style-name="P4">Cloud Workload Protection Platforms (CWPPs) are software platforms designed for monitoring and protecting cloud workloads.</text:p>
      <text:p text:style-name="P4"/>
      <text:p text:style-name="P3"><text:soft-page-break/>IDS</text:p>
      <text:p text:style-name="P4">An Intrusion Detection System (IDS) is a software application or device that monitors network traffic for anomalous patterns. These patterns indicate potentially suspicious activity.</text:p>
      <text:p text:style-name="P1"/>
      <text:p text:style-name="P3">Spear Phishing</text:p>
      <text:p text:style-name="P4">A technique used by hackers to trick people into revealing sensitive information. This can include emails crafted to convince people to divulge personal or confidential data such as passwords and bank account inform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11cm" fo:margin-bottom="1.997cm" fo:margin-left="1.376cm" fo:margin-right="1.18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59S</meta:editing-duration>
    <meta:editing-cycles>3</meta:editing-cycles>
    <meta:generator>OpenOffice/4.1.14$Win32 OpenOffice.org_project/4114m1$Build-9811</meta:generator>
    <dc:date>2023-11-21T16:06:01.30</dc:date>
    <meta:document-statistic meta:table-count="0" meta:image-count="0" meta:object-count="0" meta:page-count="2" meta:paragraph-count="18" meta:word-count="292" meta:character-count="2032"/>
    <dc:creator>kaos sevdalisi</dc:creator>
    <meta:user-defined meta:name="Info 1"/>
    <meta:user-defined meta:name="Info 2"/>
    <meta:user-defined meta:name="Info 3"/>
    <meta:user-defined meta:name="Info 4"/>
  </office:meta>
</office:document-meta>
</file>